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ignment 9:-</text:span></text:p>
      <text:p text:style-name="P1"><text:span text:style-name="T1"/></text:p>
      <text:p text:style-name="P1"><text:span text:style-name="T1">Q1. Write a Java program that throws an arithmetic Exception and catch it using a try-catch block</text:span></text:p>
      <text:p text:style-name="P2"><draw:frame text:anchor-type="as-char" svg:width="152.40mm" svg:height="104.35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>Q2. Write a java program to create method that takes an integer as a paramter ad throws an exception if the number is odd.</text:span></text:p>
      <text:p text:style-name="P2"><draw:frame text:anchor-type="as-char" svg:width="152.40mm" svg:height="73.24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text:span text:style-name="T1">Q3. Write a jav program to throws an array index out of bounds exception .</text:span></text:p>
      <text:p text:style-name="P2"><draw:frame text:anchor-type="as-char" svg:width="152.40mm" svg:height="75.57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>Q4. Wrie a code for arithmetic exception using one try block &amp; multiple catch block &amp; check which catch block handle that exception.</text:span></text:p>
      <text:p text:style-name="P2"><draw:frame text:anchor-type="as-char" svg:width="152.40mm" svg:height="96.31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